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fo:font-weight="bold" officeooo:rsid="002ea60d" officeooo:paragraph-rsid="002ea60d" style:font-weight-asian="bold" style:font-weight-complex="bold"/>
    </style:style>
    <style:style style:name="P3" style:family="paragraph" style:parent-style-name="Standard">
      <style:text-properties fo:font-size="16pt" officeooo:rsid="002ef7c0" officeooo:paragraph-rsid="002ef7c0"/>
    </style:style>
    <style:style style:name="P4" style:family="paragraph" style:parent-style-name="Standard">
      <style:text-properties fo:font-size="16pt" officeooo:rsid="002f7945" officeooo:paragraph-rsid="002f7945"/>
    </style:style>
    <style:style style:name="P5" style:family="paragraph" style:parent-style-name="Standard">
      <style:text-properties fo:font-size="16pt" officeooo:rsid="00308923" officeooo:paragraph-rsid="00308923"/>
    </style:style>
    <style:style style:name="P6" style:family="paragraph" style:parent-style-name="Standard">
      <style:text-properties fo:font-size="16pt" officeooo:rsid="0030dc7e" officeooo:paragraph-rsid="0030dc7e"/>
    </style:style>
    <style:style style:name="P7" style:family="paragraph" style:parent-style-name="Standard">
      <style:text-properties fo:font-size="16pt" officeooo:rsid="0032fefe" officeooo:paragraph-rsid="0032fefe"/>
    </style:style>
    <style:style style:name="P8" style:family="paragraph" style:parent-style-name="Standard">
      <style:text-properties fo:font-size="16pt" officeooo:rsid="00334f05" officeooo:paragraph-rsid="00334f05"/>
    </style:style>
    <style:style style:name="P9" style:family="paragraph" style:parent-style-name="Standard">
      <style:text-properties fo:font-size="16pt" officeooo:rsid="00342680" officeooo:paragraph-rsid="00342680"/>
    </style:style>
    <style:style style:name="P10" style:family="paragraph" style:parent-style-name="Standard">
      <style:text-properties fo:font-size="16pt" officeooo:rsid="0035a66e" officeooo:paragraph-rsid="0035a66e"/>
    </style:style>
    <style:style style:name="P11" style:family="paragraph" style:parent-style-name="Standard">
      <style:text-properties fo:font-size="16pt" officeooo:rsid="00398e3d" officeooo:paragraph-rsid="00398e3d"/>
    </style:style>
    <style:style style:name="P12" style:family="paragraph" style:parent-style-name="Standard">
      <style:text-properties fo:font-size="16pt" officeooo:rsid="003a47df" officeooo:paragraph-rsid="003a47df"/>
    </style:style>
    <style:style style:name="P13" style:family="paragraph" style:parent-style-name="Standard">
      <style:text-properties fo:font-size="16pt" officeooo:rsid="003cd1ee" officeooo:paragraph-rsid="003cd1ee"/>
    </style:style>
    <style:style style:name="P14" style:family="paragraph" style:parent-style-name="Standard">
      <style:text-properties fo:font-size="16pt" officeooo:rsid="003decf9" officeooo:paragraph-rsid="003decf9"/>
    </style:style>
    <style:style style:name="P15" style:family="paragraph" style:parent-style-name="Standard">
      <style:text-properties fo:font-size="16pt" officeooo:rsid="00502c11" officeooo:paragraph-rsid="00502c11"/>
    </style:style>
    <style:style style:name="P16" style:family="paragraph" style:parent-style-name="Standard">
      <style:text-properties fo:font-size="16pt" officeooo:rsid="0050e229" officeooo:paragraph-rsid="0050e229"/>
    </style:style>
    <style:style style:name="P17" style:family="paragraph" style:parent-style-name="Standard">
      <style:text-properties fo:font-size="16pt" officeooo:rsid="00523374" officeooo:paragraph-rsid="00523374"/>
    </style:style>
    <style:style style:name="P18" style:family="paragraph" style:parent-style-name="Standard">
      <style:text-properties fo:font-size="16pt" officeooo:rsid="00535fd4" officeooo:paragraph-rsid="00535fd4"/>
    </style:style>
    <style:style style:name="P19" style:family="paragraph" style:parent-style-name="Standard">
      <style:text-properties fo:font-size="16pt" officeooo:rsid="00545f07" officeooo:paragraph-rsid="00545f07"/>
    </style:style>
    <style:style style:name="P20" style:family="paragraph" style:parent-style-name="Standard">
      <style:text-properties fo:font-size="16pt" officeooo:rsid="0055a203" officeooo:paragraph-rsid="0055a203"/>
    </style:style>
    <style:style style:name="P21" style:family="paragraph" style:parent-style-name="Standard">
      <style:text-properties fo:font-size="16pt" officeooo:rsid="005810d7" officeooo:paragraph-rsid="005810d7"/>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Klassifikation der Maschinen</text:p>
      <text:p text:style-name="P1"/>
      <text:p text:style-name="P3">In diesem Artikel geht es darum, „Computing Machinery“ zu klassifizieren.</text:p>
      <text:p text:style-name="P3"/>
      <text:p text:style-name="P4">Wir beschränken uns dabei auf „computing machinery“, also keine mechanischen Teile. Das ist ein separates Thema, das im „Dharma“ behandelt wird.</text:p>
      <text:p text:style-name="P4"/>
      <text:p text:style-name="P5">Genau, also: computing machinery. Zuerst ist es einmal hilfreich, die teile einer Computing Machinery aufzulisten.</text:p>
      <text:p text:style-name="P5"/>
      <text:p text:style-name="P6">Ich habe dazu irgendwo schon einmal ein diagramm gemacht. Bei gelegenheit verlinke ich es hier. Im wesentlichen gibt es: Festspeicher, RAM, CPU, Netzwerk, Peripherie.</text:p>
      <text:p text:style-name="P6"/>
      <text:p text:style-name="P7">Wie gesagt, haben diese bauteile jeweils eigene Zwecke, und Konstruktionswege. Über diese, die doch sehr interessant sind, werde ich definitiv noch sprechen, aber nicht jetzt.</text:p>
      <text:p text:style-name="P7"/>
      <text:p text:style-name="P8">Also, nehmen wir an, wir haben den Bau der Hardware betrachtet. Nun kommen wir zur Software.</text:p>
      <text:p text:style-name="P9">Durch die besondere Bauweise der Hardware ergibt sich eben auch eine gewisse Funktion, ein Zweck.</text:p>
      <text:p text:style-name="P9"/>
      <text:p text:style-name="P10">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10"/>
      <text:p text:style-name="P11">Beim Festspeicher ist der Zweck ebenfalls die Lagerung von Daten. Beim Netzwerk ist es die Übertragung von Daten.</text:p>
      <text:p text:style-name="P12"><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2"/>
      <text:p text:style-name="P13">Dann kommen wir zu den Programmen. Die Programme sind etwas kompliziert, und ich komme später dazu. Jetzt möchte ich etwas anderes sagen.</text:p>
      <text:p text:style-name="P13"/>
      <text:p text:style-name="P14">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4"/>
      <text:p text:style-name="P10">----</text:p>
      <text:p text:style-name="P10"/>
      <text:p text:style-name="P15">User Interface / Signal IO: 3 Ebenen:</text:p>
      <text:p text:style-name="P15">T – Visual</text:p>
      <text:p text:style-name="P15">R – Audio</text:p>
      <text:p text:style-name="P15">K – Charakter</text:p>
      <text:p text:style-name="P15"/>
      <text:p text:style-name="P16">Visual:</text:p>
      <text:p text:style-name="P16">Kamera/Bildschirm</text:p>
      <text:p text:style-name="P16"/>
      <text:p text:style-name="P16">Audio:</text:p>
      <text:p text:style-name="P16">Mikrophon/Lautsprecher</text:p>
      <text:p text:style-name="P16"/>
      <text:p text:style-name="P16">Charakter:</text:p>
      <text:p text:style-name="P16">Tastatur/(?)Drucker</text:p>
      <text:p text:style-name="P17"><text:soft-page-break/>also haben wir diese drei signal I/O ebenen,</text:p>
      <text:p text:style-name="P17">und das ist das „multimedia-system“.</text:p>
      <text:p text:style-name="P17"/>
      <text:p text:style-name="P18">Das hat jeweils eigene softwarekonstrukte…</text:p>
      <text:p text:style-name="P18"/>
      <text:p text:style-name="P18">jedenfalls, <text:span text:style-name="T7">reelle zahlen braucht man für dieses multimedia-system, aber z.b. nicht für den HTTP-server-betrieb.</text:span></text:p>
      <text:p text:style-name="P18"/>
      <text:p text:style-name="P19">Darum macht es sinn, geräte einzuteilen, in „front-end“ geräte, die reelle Zahlen verwenden, und „back-end“-geräte, die keine reellen Zahlen direkt verwenden.</text:p>
      <text:p text:style-name="P19">Das wollte ich sagen.</text:p>
      <text:p text:style-name="P19">Daraus ergeben sich zwei geräteklassen:<text:line-break/>„DR“ – frontend</text:p>
      <text:p text:style-name="P19">„WN“ – backend</text:p>
      <text:p text:style-name="P19"/>
      <text:p text:style-name="P20">diese haben auch bestimmte software am laufen:</text:p>
      <text:p text:style-name="P20">DR – windows, UI programme, die mittellang laufen</text:p>
      <text:p text:style-name="P20">WN – unix, daemons &amp; funktionen, die sehr lang oder sehr kurz laufen</text:p>
      <text:p text:style-name="P20"/>
      <text:p text:style-name="P20">…</text:p>
      <text:p text:style-name="P21">genau, und die DR geräte haben jeweils eine bestimmte größe,</text:p>
      <text:p text:style-name="P21">während die WN geräte über viele größenordnungen hinweg schwanken.</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2:22:13.350630363</dc:date>
    <meta:editing-duration>PT1H1M14S</meta:editing-duration>
    <meta:editing-cycles>51</meta:editing-cycles>
    <meta:document-statistic meta:table-count="0" meta:image-count="0" meta:object-count="0" meta:page-count="3" meta:paragraph-count="38" meta:word-count="492" meta:character-count="3284" meta:non-whitespace-character-count="2823"/>
  </office:meta>
</office:document-meta>
</file>